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  <style:style style:name="ce15" style:family="table-cell" style:parent-style-name="Default" style:data-style-name="N0">
      <style:table-cell-properties fo:background-color="#81d41a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EQ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B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N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H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15" office:value-type="string" calcext:value-type="string">
            <text:p>TESTED</text:p>
          </table:table-cell>
          <table:table-cell table:style-name="ce8"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W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W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greater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9:59:40.445993657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1-28T16:59:48.374141258</dc:date>
    <meta:editing-cycles>48</meta:editing-cycles>
    <meta:editing-duration>P9DT4H22M8S</meta:editing-duration>
    <meta:document-statistic meta:table-count="1" meta:cell-count="363" meta:object-count="0"/>
  </office:meta>
</office:document-meta>
</file>